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17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7.624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style:style>
    <style:style style:name="P3" style:family="paragraph">
      <loext:graphic-properties draw:fill-color="#ffffff"/>
    </style:style>
    <style:style style:name="P4" style:family="paragraph">
      <style:paragraph-properties fo:text-align="star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28pt" fo:font-weight="bold" style:font-size-asian="28pt" style:font-weight-asian="bold" style:font-size-complex="28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867cm" svg:x="1.27cm" svg:y="0.762cm">
          <draw:text-box>
            <text:p text:style-name="P1"><text:span text:style-name="T1">Epistle</text:span></text:p>
            <text:p text:style-name="P1"><text:span text:style-name="T2">Romans 4:1–8, 13–17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146cm" svg:height="6.263cm" svg:x="1.27cm" svg:y="0.762cm">
          <draw:text-box>
            <text:p text:style-name="P4"><text:span text:style-name="T3">1</text:span><text:span text:style-name="T4">What then shall we say was gained by Abraham, our forefather according to the flesh? </text:span><text:span text:style-name="T3">2</text:span><text:span text:style-name="T4">For if Abraham was justified by works, he has something to boast about, but not before Go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5.146cm" svg:height="6.263cm" svg:x="1.27cm" svg:y="0.762cm">
          <draw:text-box>
            <text:p text:style-name="P4"><text:span text:style-name="T3">3</text:span><text:span text:style-name="T4">For what does the Scripture say? “Abraham believed God, and it was counted to him as righteousness.” </text:span><text:span text:style-name="T3">4</text:span><text:span text:style-name="T4">Now to the one who works, his wages are not counted as a gift but as his du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5.146cm" svg:height="7.766cm" svg:x="1.27cm" svg:y="0.762cm">
          <draw:text-box>
            <text:p text:style-name="P4"><text:span text:style-name="T3">5</text:span><text:span text:style-name="T4">And to the one who does not work but trusts him who justifies the ungodly, his faith is counted as righteousness, </text:span><text:span text:style-name="T3">6</text:span><text:span text:style-name="T4">just as David also speaks of the blessing of the one to whom God counts righteousness apart from work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2" draw:layer="layout" svg:width="25.146cm" svg:height="6.263cm" svg:x="1.27cm" svg:y="0.762cm">
          <draw:text-box>
            <text:p><text:span text:style-name="T3">7</text:span><text:span text:style-name="T4">“Blessed are those whose lawless deeds are forgiven, and whose sins are covered;</text:span></text:p>
            <text:p><text:span text:style-name="T3">8</text:span><text:span text:style-name="T4">blessed is the man against whom the Lord will not count his sin.”</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2" draw:layer="layout" svg:width="25.146cm" svg:height="6.263cm" svg:x="1.27cm" svg:y="0.762cm">
          <draw:text-box>
            <text:p><text:span text:style-name="T3">13</text:span><text:span text:style-name="T4">The promise to Abraham and his offspring that he would be heir of the world did not come through the law but through the righteousness of faith.</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2" draw:layer="layout" svg:width="25.146cm" svg:height="6.263cm" svg:x="1.27cm" svg:y="0.762cm">
          <draw:text-box>
            <text:p><text:span text:style-name="T3">14</text:span><text:span text:style-name="T4">For if it is the adherents of the law who are to be the heirs, faith is null and the promise is void. </text:span><text:span text:style-name="T3">15</text:span><text:span text:style-name="T4">For the law brings wrath, but where there is no law there is no transgression.</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5.146cm" svg:height="9.269cm" svg:x="1.27cm" svg:y="0.762cm">
          <draw:text-box>
            <text:p><text:span text:style-name="T3">16</text:span><text:span text:style-name="T4">That is why it depends on faith, in order that the promise may rest on grace and be guaranteed to all his offspring—not only to the adherent of the law but also to the one who shares the faith of Abraham, who is the father of us all,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6" draw:text-style-name="P2" draw:layer="layout" svg:width="25.146cm" svg:height="7.874cm" svg:x="1.27cm" svg:y="0.762cm">
          <draw:text-box>
            <text:p><text:span text:style-name="T3">17</text:span><text:span text:style-name="T4">as it is written, “I have made you the father of many nations”—in the presence of the God in whom he believed, who gives life to the dead and calls into existence the things that do not exist.</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08:51:43.143000000</meta:creation-date>
    <dc:date>2017-03-10T22:08:57.211000000</dc:date>
    <meta:editing-duration>PT12M42S</meta:editing-duration>
    <meta:editing-cycles>4</meta:editing-cycles>
    <meta:generator>LibreOffice/5.2.5.1$Windows_X86_64 LibreOffice_project/0312e1a284a7d50ca85a365c316c7abbf20a4d22</meta:generator>
    <meta:document-statistic meta:object-count="48"/>
  </office:meta>
</office:document-meta>
</file>